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66.71pt"/>
    </style:style>
    <style:style style:name="co6" style:family="table-column">
      <style:table-column-properties fo:break-before="auto" style:column-width="44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3"/>
    <style:style style:name="ce5" style:family="table-cell" style:parent-style-name="Default" style:data-style-name="N83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jouisnou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Tagliatelle mit Limettensauce und buntem Sommersalat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 an Knackigem Krautsalat und Salsa-Dip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s Spirelli-Brokkoli-Gratin mit Grünkern und Tomatensauce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Fetakäse an Kräauterquark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Quinoa-Pfanne mit Naturreis und einer leichten Curry-Sauce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Zuppa del Contadino (Bauersuppe) m. Dinkel u. geriebene Käse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-Rahmgeschnetzeltes mit Kartoffelpüree und Champignons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etthi mit Oliven, Peperoni, Käse und frischen Kräutern, dazu Salat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r Bohnen-Eintopf mit Sonnenblumenkerne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mit Rahmlinsen, bunten Reis und grüner Salat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Pfifferlingsauflauf mit Lauchstreifen und Kräaterkruste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ohlrabicreme-Suppe mit Schnittlauch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opse “Königsberger Art” mit Rote Beete und Kartoffelpüree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Schupfnudeln-Pfanne mit Pesto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aschlik-Spieß mit ungarische, Letscho und Reis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backene Rosmarin-Ofenkartoffeln mit Ratatouille-Gemüse und Paprika Schmand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aprika-Mais Suppe mit Sonnenblumenkern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frischen Kräuter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s Leber-Ragout mit Apfel an Kartoffelpüree und gerösteten Zwiebel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an Pfifferlingsrahm und Krisch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rliner Kartoffelsuppe mit Kräuterschmand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chollenfilet gedünstet in Dillrahm mit Kartoffeln und Gurkensalat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einem Kräuter-Dip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cremesuppe mit Käse-Croutons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ndenburger Schmorkohl mit Hackfleisch und Petersilienkartoffel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arfalle mit Tomaten-Oliven-Sauce und frischen Kräuter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mit Pfifferlings-Waldpilz-Rahmsauce, Kartoffelstampf und Tomatensalat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paghettimit Gemüsebolognese und Sonnenblumenkerne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euriger Paprikatopf mit Tofustück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-Gemüsesuppe mit Kokosmilch und Hähn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 und Fingermöhren an Salzkartoffel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riechischer Spinatauflauf mit Tzatziki und geröstetem Sesam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Tomatenwür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ikanter Gulasch vom Schwein mit Waldpilzen und Salzkartof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t Gorgonzolasauce, Rucola und Kirschtomat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Rote Linsensuppe mit Paprikastreif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Rotbarsch mit Senfsauce, Kartoffeln und Rahmgurk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olenta-Porree-Auflauf mit gerösteten Sonnenblumenkernen und Tomaten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ltes Gurkensüppchen mit Tomaten-Kräuter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lügelbällchen mit Paprika-Tomaten-Gemüse und Kartoffelecke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Rahmspinat mit gekochten Eiern an Petersilienkartoffel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ruchtige Kürbissuppe mit gerösteten Kürbiskerne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geschnetzeltes in pikanter Pfeffersauce mit Langkornreis und frischen Kräuter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an Kräuterrahm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rokkolisuppe mit Tomatenwürfel und Sonnenblumenkerne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ini Grillhaxen mit Sellerie-Kartoffelpüree und Malzbiersauce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Gemüse Cous Cous Pfanne mit Joghurt-Minz-Dip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ichererbsensüppchen mit frischen Kräuter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, Sour Cream und Cole Slaw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Pfifferling-Rahmsauce und Petersilienschmand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leisch-Soljanka mit saurer Sahne und frischen Kräuter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beljau an Currygemüse mit Basmatireis und buntem Blatt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Frischkäsesauce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inestrone mit Knackigen Croutons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nach Balkan Art mit Feta und Peperoni, dazu grüne Bohnen und Kartoffel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lgur Gemüseüfanne mit gepufften Buchweizen und Pestosauce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Blattspinat und Tomatenwür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ohlpfanne mit Salzkartof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teller mit Holländischer Sauce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suppe mit Basilikum-Schmand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ülltes Putensteak mit Brokkoli und Kurkumareis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Buchweizen und Hausgemachtem Kräuterquark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s Chili con Soja mit Koriander und Joghurtdip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Wiener Art mit Blumenkohlrahm und Salzkartoffeln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 Arabiatta mit Kirschtomaten und Goud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Müllerin Art mit Wurzelgemüse und Petersilienkartoffel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Waldpilzrisotto mit Parmesanhobel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boulette gefüllt mit Fetakäse an Ratatouille und Tomatenreis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Gemüse-Curry mit Basmatireis und Koriander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suppe mit Infwer-Croutons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Creme Fraich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luga-Linsensuppe mit Zitronen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alscher Hase mit Möhren auf Kartoffelpüree mit Dill-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Grünkern-Pfanne mit Naturreis und einer leichten Nuss-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are Rinderbrühe mit Fadennud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Pfifferlingsauce und Rosmarinkartoff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Basilikumpesto und Marktgemüs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remige Rucola-Käsesuppe mit Chili-Croutons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Seelachs auf Mangold-Zucchinigemüse mit gebackenen Süßkartoffeln und Curry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uriger Couscous mit marokkanischem Gemüsetopf und Ingwer-Zimt-Dip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-Cremesuppe mit Kräuter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Amaranth-Pfanne an Tomatensauce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Möhrensuppe mit Orangen-Joghurt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mit Tomaten-Paprikasauce und Vollkornreis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Kichererbsenpfanne und Joghurt-Dip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Frischkäsesuppe mit frischem Dill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Jägerschnitzel mit Tomatensauce und Spirelli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treide-Gemüse-Taler mit Sesamsauce und buntem Salat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Cremesuppe mit Orangen und Ingwer dazu Sesam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rokkoli und Kartoffelstampf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Pilz-Ragout und Cherrytomaten dazu geriebenen Käse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Erbsensuppe mit Wiener Würstch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Karotten-Lauch-Rahm und Kräuterreis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ollkorn-Spaghetti mit Pesto und Tomatenwürfel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Zigeunersteak von der Pute mit Bratkarfoffeln und gemischtem Blattsalat</text:p>
          </table:table-cell>
          <table:table-cell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ikantes Mais-Cremesüppchen mit Walnüssen</text:p>
          </table:table-cell>
          <table:table-cell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unte Quinoa Gemüsepfanne an Kräutersauc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ragout mit Kräuternudeln und Grilltomat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äse-Lauchsuppe mit Hackfleisch und Kräutern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Herbsgulasch von Hokkaido-Kürbis und Weißkohl an Salzkartoffeln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ulasch von der Pute mit Pilzen an Paprikareis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üss-saure Eier auf Kartoffelpüree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Weißer-Bohnen-Eintopf “Serbische Art” mit frischen Kräutern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r Schweinebraten mit Apfelrotkohl und Spätzle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otten-Orangen-Süppchen mit Ingwer-Schmand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akkaroni-Käse-Auflauf mit Tomatensauc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chfilet in Backteig an warmem Kartoffelsalat und Remoulad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auer-Scharf-Suppe mit Frühlingszwiebeln und Sprossen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Grünkern-Pfanne mit frischem Herbstgemüse und hausgemachtem Kräuterquark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aftige Spare Ribs mit Spicy Wedges, Coleslaw und Sour Cream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arokkanische Gemüse-Suppe mit Couscous und frischen Kräutern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ländische Rindfleischpfanne mit Kokos und Gemüse dazu Basmatireis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süppchen mit Kresse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Kürbis und Kraüterschmand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Boulette mit Mischgemüse an Senfsauce und Petersilienkartoffel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Karotten-Eintopf mit Fleisch und frischen Kräuter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okkoli-Reistopf mit feuriger Tomatensauc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Omas Geflügelleber mit Kartoffelpüree und Apfel-Zwiebel-Gemüs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-Brokkoli-Pfanne mit Gorgonzolasauc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andenburger Kohleintopf mit Erdäpfeln und frischen Kräutern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rtoffelrösti mit hausgebeiztem Lachs an Dill-Senf-Sauce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Chili-Suppe mit Sesamcroutons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bratener Tofu mit Zucchini-Möhren-Salat und Ingwerreis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ühnerfrikassee mit buntem Gartengemüse und Kräuterkartoffeln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Tomaten-Kräuter-Dip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Paprikasüppchen mit Karottenraspeln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weinekrustenbraten an Sauerkraut und Erbspüree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Buchweizen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asmatireis mit Kokos, rotem Curry-Sojageschnetzeltem und frischem Gemüse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ayrischer Ochsenbraten mit Waldpilzen und Semmelknödeln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 Lasagne mit Kräuterdip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 Bohnen-Eintopf mit frischen Kräutern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getthi Bolognese mit geriebenem Gouda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Ungarische Gulaschsuppe mit Paprikastreifen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andenburger Gemüse-Pfanne mit Salzkartoffeln und Tomatensauce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untes Fischragout mit Dill und Zitronenreis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Kräutercroutons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mit Basilikumsauce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ähnchenkeule nach indischer Art mit Gemüse und Duftreis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Bayrischer Sauerkrautkartoffelsuppe mit Speckwürfeln und Lauchstreifen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wei gekochte Eier in pikanter Senfsauce mit Kartoffelpüre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teak überbacken mit Tomate-Mozzarella, Bandnudeln und Paprikagemüs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Gemüsepfanne an Pilzsauc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Hendl-Suppe Hühnersuppe mit Gemüsestreifen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Sauerkraut mit Salzkartoffeln und Senfsauce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aukraut-Kartoffel-Auflauf mit Kräuterschmand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Indischer roter Linseneintopf mit Paprikastreifen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lbes Putencurry mit Sprossen, Kokosmilch und Chilireis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Eintopf von der Tellerlinse mit Balsamico-Dip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äsespätzle mit Röstzwiebeln und Rucola-Sonnenblumenkern-Salat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ürbis-Lachs-Lasagne mit Käse überbacken und Kräuterquark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Steckrübensuppe mit gerösteten Haferflocken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fanne von Marktgemüse und Hirse an Petersilien-Joghurt-Dip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an Backkartoffeln und Tzatziki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Basilikumpesto, Rucula, Oliven und Cherrytomaten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Kräftige Tomatensuppe mit Basilikum und Reis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 table:number-rows-repeated="104829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8:01:55.431492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8:29:57.133614305</dc:date>
    <meta:editing-duration>PT54M3S</meta:editing-duration>
    <meta:editing-cycles>9</meta:editing-cycles>
    <meta:generator>LibreOffice/5.1.6.2$Linux_X86_64 LibreOffice_project/10m0$Build-2</meta:generator>
    <meta:document-statistic meta:table-count="1" meta:cell-count="1651" meta:object-count="0"/>
  </office:meta>
</office:document-meta>
</file>